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4pt" style:font-size-asian="14pt" style:font-size-complex="14pt"/>
    </style:style>
    <style:style style:name="P2" style:family="paragraph" style:parent-style-name="Text_20_body"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weight="bold" officeooo:rsid="000dc708" officeooo:paragraph-rsid="000dc708" style:font-weight-asian="bold" style:font-weight-complex="bold"/>
    </style:style>
    <style:style style:name="T1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pt" fo:letter-spacing="normal" fo:font-style="normal" fo:font-weight="bold"/>
    </style:style>
    <style:style style:name="T3" style:family="text">
      <style:text-properties fo:font-variant="normal" fo:text-transform="none" fo:color="#003399" style:text-line-through-style="none" style:text-line-through-type="none" style:font-name="Arial" fo:font-size="9pt" fo:letter-spacing="normal" fo:font-style="normal" style:text-underline-style="none" fo:font-weight="normal" style:text-blinking="false"/>
    </style:style>
    <style:style style:name="T4" style:family="text">
      <style:text-properties fo:font-weight="bold"/>
    </style:style>
    <style:style style:name="T5" style:family="text">
      <style:text-properties style:font-name="Arial1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style:font-size-asian="14pt" style:font-size-complex="14pt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officeooo:rsid="000dc708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20</text:p>
      <text:p text:style-name="P1">Caja NOX Sense 500W</text:p>
      <text:p text:style-name="P1">Procesador Intel Pentium G3250 3.2Ghz </text:p>
      <text:p text:style-name="P1">Placa Base Gigabyte GA-H81M-S2H</text:p>
      <text:p text:style-name="P1">Disco Duro 500GB Western/Seagate (segun disponibilidad)</text:p>
      <text:p text:style-name="P1">Memoria Kingston ValueRAM 4GB DDR3 1333 PC3-10600 CL9 (1x4GB, 1 slot libre)</text:p>
      <text:p text:style-name="P1">Grabadora DVD Sata Negra</text:p>
      <text:p text:style-name="P1">Tarjeta gráfica integrada</text:p>
      <text:p text:style-name="P1">Tarjeta de sonido integrada</text:p>
      <text:p text:style-name="P1">Tarjeta de red 10/100/1000 integrad</text:p>
      <text:p text:style-name="P1">Puertos de almacenamiento x4USB SATA</text:p>
      <text:p text:style-name="P1">Precio por PC 250€ x 20 = 5000€</text:p>
      <text:p text:style-name="P3"><text:span text:style-name="T10">x1</text:span></text:p>
      <text:p text:style-name="Text_20_body"><text:span text:style-name="T9">Torre </text:span><text:span text:style-name="Strong_20_Emphasis"><text:span text:style-name="T9">NOX Hummer ZX USB 3.0</text:span></text:span></text:p>
      <text:p text:style-name="Text_20_body"><text:span text:style-name="T9">Fuente de alimentación </text:span><text:span text:style-name="Strong_20_Emphasis"><text:span text:style-name="T9">Tacens Valeo V 700W 80 Plus Silver Modular</text:span></text:span></text:p>
      <text:p text:style-name="Text_20_body"><text:span text:style-name="T9">Procesador </text:span><text:span text:style-name="Strong_20_Emphasis"><text:span text:style-name="T9">Intel Core i7-4790 3.6Ghz</text:span></text:span></text:p>
      <text:p text:style-name="Text_20_body"><text:span text:style-name="T9">Ventilador </text:span><text:span text:style-name="Strong_20_Emphasis"><text:span text:style-name="T9">Antec Kuhler H2O 950 Kit Refrigeración Líquida / Corsair Cooling Hydro Series H75 </text:span></text:span><text:span text:style-name="T9">según disponibilidad.</text:span></text:p>
      <text:p text:style-name="Text_20_body"><text:span text:style-name="T9">Placa Base </text:span><text:span text:style-name="Strong_20_Emphasis"><text:span text:style-name="T9">Gigabyte Z97-HD3</text:span></text:span></text:p>
      <text:p text:style-name="P1">Disco<text:span text:style-name="T14">s</text:span> duro<text:span text:style-name="T14">s:</text:span></text:p>
      <text:p text:style-name="P1">Samsung 850 Evo SSD Series 120GB SATA3</text:p>
      <text:p text:style-name="P1">Seagate Desktop 7200.14 2TB SATA3 64MB</text:p>
      <text:p text:style-name="Text_20_body"><text:span text:style-name="T9">Memoria </text:span><text:span text:style-name="Strong_20_Emphasis"><text:span text:style-name="T9">G.Skill Ripjaws X DDR3 2400 PC3-19200 16GB 2x8GB CL11</text:span></text:span></text:p>
      <text:p text:style-name="Text_20_body"><text:span text:style-name="T9">Grabadora </text:span><text:span text:style-name="Strong_20_Emphasis"><text:span text:style-name="T9">DVD Sata Negra</text:span></text:span></text:p>
      <text:p text:style-name="Text_20_body"><text:span text:style-name="T9">Gráfica </text:span><text:span text:style-name="Strong_20_Emphasis"><text:span text:style-name="T9">MSI GeForce GTX 960 Gaming 2GB GDDR5 </text:span></text:span><text:span text:style-name="T9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2:57:38.521143362</meta:creation-date>
    <dc:date>2015-10-27T13:14:23.611919974</dc:date>
    <meta:editing-duration>PT1M12S</meta:editing-duration>
    <meta:editing-cycles>1</meta:editing-cycles>
    <meta:document-statistic meta:table-count="0" meta:image-count="0" meta:object-count="0" meta:page-count="1" meta:paragraph-count="24" meta:word-count="141" meta:character-count="890" meta:non-whitespace-character-count="770"/>
    <meta:generator>LibreOffice/5.0.2.2$Linux_X86_64 LibreOffice_project/00m0$Build-2</meta:generator>
  </office:meta>
</office:document-meta>
</file>